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1000000E1132B34AB43C137AF.jpg" manifest:media-type="image/jpeg"/>
  <manifest:file-entry manifest:full-path="Pictures/1000000000000103000000C34B5D4D7C6D4682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4.18cm" style:rel-column-width="15742*"/>
    </style:style>
    <style:style style:name="Tableau2.B" style:family="table-column">
      <style:table-column-properties style:column-width="3.228cm" style:rel-column-width="12155*"/>
    </style:style>
    <style:style style:name="Tableau2.C" style:family="table-column">
      <style:table-column-properties style:column-width="2.602cm" style:rel-column-width="9797*"/>
    </style:style>
    <style:style style:name="Tableau2.D" style:family="table-column">
      <style:table-column-properties style:column-width="7.392cm" style:rel-column-width="27841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403cm" table:align="margins" style:writing-mode="page"/>
    </style:style>
    <style:style style:name="Tableau5.A" style:family="table-column">
      <style:table-column-properties style:column-width="17.403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.403cm" table:align="margins" style:writing-mode="page"/>
    </style:style>
    <style:style style:name="Tableau6.A" style:family="table-column">
      <style:table-column-properties style:column-width="17.403cm" style:rel-column-width="65535*"/>
    </style:style>
    <style:style style:name="Tableau6.A1" style:family="table-cell">
      <style:table-cell-properties fo:padding="0.097cm" fo:border="0.05pt solid #000000"/>
    </style:style>
    <style:style style:name="Tableau8" style:family="table">
      <style:table-properties style:width="17.403cm" table:align="margins" style:writing-mode="page"/>
    </style:style>
    <style:style style:name="Tableau8.A" style:family="table-column">
      <style:table-column-properties style:column-width="17.403cm" style:rel-column-width="65535*"/>
    </style:style>
    <style:style style:name="Tableau8.A1" style:family="table-cell">
      <style:table-cell-properties fo:padding="0.097cm" fo:border="0.05pt solid #000000"/>
    </style:style>
    <style:style style:name="Tableau10" style:family="table">
      <style:table-properties style:width="17.403cm" table:align="margins" style:writing-mode="page"/>
    </style:style>
    <style:style style:name="Tableau10.A" style:family="table-column">
      <style:table-column-properties style:column-width="17.403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7.403cm" table:align="margins" style:writing-mode="page"/>
    </style:style>
    <style:style style:name="Tableau11.A" style:family="table-column">
      <style:table-column-properties style:column-width="17.403cm" style:rel-column-width="65535*"/>
    </style:style>
    <style:style style:name="Tableau11.A1" style:family="table-cell">
      <style:table-cell-properties fo:padding="0.097cm" fo:border="0.05pt solid #000000"/>
    </style:style>
    <style:style style:name="Tableau13" style:family="table">
      <style:table-properties style:width="17.403cm" table:align="margins" style:writing-mode="page"/>
    </style:style>
    <style:style style:name="Tableau13.A" style:family="table-column">
      <style:table-column-properties style:column-width="17.403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7.403cm" table:align="margins" style:writing-mode="page"/>
    </style:style>
    <style:style style:name="Tableau14.A" style:family="table-column">
      <style:table-column-properties style:column-width="17.403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7.403cm" table:align="margins" style:writing-mode="page"/>
    </style:style>
    <style:style style:name="Tableau15.A" style:family="table-column">
      <style:table-column-properties style:column-width="17.403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7.403cm" table:align="margins" style:writing-mode="page"/>
    </style:style>
    <style:style style:name="Tableau16.A" style:family="table-column">
      <style:table-column-properties style:column-width="17.403cm" style:rel-column-width="65535*"/>
    </style:style>
    <style:style style:name="Tableau16.A1" style:family="table-cell">
      <style:table-cell-properties fo:padding="0.097cm" fo:border="0.05pt solid #000000"/>
    </style:style>
    <style:style style:name="Tableau17" style:family="table">
      <style:table-properties style:width="17.403cm" table:align="margins" style:writing-mode="page"/>
    </style:style>
    <style:style style:name="Tableau17.A" style:family="table-column">
      <style:table-column-properties style:column-width="17.403cm" style:rel-column-width="65535*"/>
    </style:style>
    <style:style style:name="Tableau17.A1" style:family="table-cell">
      <style:table-cell-properties fo:padding="0.097cm" fo:border="0.05pt solid #000000"/>
    </style:style>
    <style:style style:name="Tableau18" style:family="table">
      <style:table-properties style:width="17.403cm" table:align="margins" style:writing-mode="page"/>
    </style:style>
    <style:style style:name="Tableau18.A" style:family="table-column">
      <style:table-column-properties style:column-width="17.403cm" style:rel-column-width="65535*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7.403cm" table:align="margins" style:writing-mode="page"/>
    </style:style>
    <style:style style:name="Tableau19.A" style:family="table-column">
      <style:table-column-properties style:column-width="17.403cm" style:rel-column-width="65535*"/>
    </style:style>
    <style:style style:name="Tableau19.A1" style:family="table-cell">
      <style:table-cell-properties fo:padding="0.097cm" fo:border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officeooo:paragraph-rsid="004d0844" style:font-size-asian="5.25pt" style:font-size-complex="6pt"/>
    </style:style>
    <style:style style:name="P3" style:family="paragraph" style:parent-style-name="Standard">
      <style:text-properties officeooo:paragraph-rsid="004d0844"/>
    </style:style>
    <style:style style:name="P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4d0844" officeooo:paragraph-rsid="004d0844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officeooo:rsid="003dcc4a" officeooo:paragraph-rsid="003dcc4a"/>
    </style:style>
    <style:style style:name="P11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officeooo:rsid="004d0844" officeooo:paragraph-rsid="004d0844"/>
    </style:style>
    <style:style style:name="P13" style:family="paragraph" style:parent-style-name="Standard">
      <style:paragraph-properties fo:text-align="end" style:justify-single-word="false"/>
      <style:text-properties fo:font-style="italic" officeooo:rsid="004d0844" officeooo:paragraph-rsid="004d0844" style:font-style-asian="italic" style:font-style-complex="italic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66cfcf" officeooo:paragraph-rsid="004d0844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66cfcf" officeooo:paragraph-rsid="004d0844" style:font-size-asian="9pt" style:font-style-asian="normal" style:font-size-complex="9pt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4d0844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4d0844" style:font-size-asian="8pt" style:font-style-asian="normal" style:font-size-complex="8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d71da" officeooo:paragraph-rsid="004d71da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4d71da" officeooo:paragraph-rsid="004d71d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paragraph-rsid="0032d14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4e8b07" officeooo:paragraph-rsid="004e8b07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53f1b3" officeooo:paragraph-rsid="0053f1b3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55be9a" officeooo:paragraph-rsid="0055be9a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4d0844" officeooo:paragraph-rsid="004d0844"/>
    </style:style>
    <style:style style:name="P29" style:family="paragraph" style:parent-style-name="Table_20_Contents">
      <style:text-properties officeooo:rsid="004d0844" officeooo:paragraph-rsid="004d0844"/>
    </style:style>
    <style:style style:name="P30" style:family="paragraph" style:parent-style-name="Table_20_Contents">
      <style:paragraph-properties fo:text-align="center" style:justify-single-word="false"/>
      <style:text-properties officeooo:rsid="004d71da" officeooo:paragraph-rsid="004d71da"/>
    </style:style>
    <style:style style:name="P31" style:family="paragraph" style:parent-style-name="Table_20_Contents">
      <style:paragraph-properties fo:text-align="justify" style:justify-single-word="false"/>
      <style:text-properties officeooo:rsid="004d71da" officeooo:paragraph-rsid="004d71da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4d71da" officeooo:paragraph-rsid="004d71da" style:font-weight-asian="normal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officeooo:rsid="0055be9a" officeooo:paragraph-rsid="0055be9a"/>
    </style:style>
    <style:style style:name="P34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5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6" style:family="paragraph" style:parent-style-name="Text_20_body">
      <style:text-properties officeooo:rsid="003b8f9a" officeooo:paragraph-rsid="003b8f9a"/>
    </style:style>
    <style:style style:name="P37" style:family="paragraph" style:parent-style-name="Text_20_body">
      <style:text-properties officeooo:rsid="003b1bfb" officeooo:paragraph-rsid="00453a37"/>
    </style:style>
    <style:style style:name="P38" style:family="paragraph" style:parent-style-name="Text_20_body">
      <style:text-properties officeooo:rsid="004d0844" officeooo:paragraph-rsid="004d0844"/>
    </style:style>
    <style:style style:name="P39" style:family="paragraph" style:parent-style-name="Text_20_body">
      <style:text-properties officeooo:rsid="004d1921" officeooo:paragraph-rsid="004d1921"/>
    </style:style>
    <style:style style:name="P40" style:family="paragraph" style:parent-style-name="Text_20_body">
      <style:text-properties officeooo:rsid="004d2596" officeooo:paragraph-rsid="004d2596"/>
    </style:style>
    <style:style style:name="P41" style:family="paragraph" style:parent-style-name="Text_20_body">
      <style:text-properties officeooo:rsid="004d71da" officeooo:paragraph-rsid="004d71da"/>
    </style:style>
    <style:style style:name="P42" style:family="paragraph" style:parent-style-name="Text_20_body">
      <style:text-properties officeooo:rsid="003466f6" officeooo:paragraph-rsid="0032d14d"/>
    </style:style>
    <style:style style:name="P43" style:family="paragraph" style:parent-style-name="Text_20_body">
      <style:text-properties fo:font-weight="normal" officeooo:rsid="004e8b07" officeooo:paragraph-rsid="004e8b07" style:font-weight-asian="normal" style:font-weight-complex="normal"/>
    </style:style>
    <style:style style:name="P44" style:family="paragraph" style:parent-style-name="Text_20_body">
      <style:text-properties fo:font-weight="normal" officeooo:rsid="004d0844" officeooo:paragraph-rsid="004d0844" style:font-weight-asian="normal" style:font-weight-complex="normal"/>
    </style:style>
    <style:style style:name="P45" style:family="paragraph" style:parent-style-name="Text_20_body">
      <style:text-properties fo:font-weight="normal" officeooo:rsid="004d2596" officeooo:paragraph-rsid="004d2596" style:font-weight-asian="normal" style:font-weight-complex="normal"/>
    </style:style>
    <style:style style:name="P46" style:family="paragraph" style:parent-style-name="Text_20_body">
      <style:text-properties officeooo:rsid="004e8b07" officeooo:paragraph-rsid="004e8b07"/>
    </style:style>
    <style:style style:name="P47" style:family="paragraph" style:parent-style-name="Text_20_body">
      <style:text-properties officeooo:rsid="004e8f24" officeooo:paragraph-rsid="004e8f24"/>
    </style:style>
    <style:style style:name="P48" style:family="paragraph" style:parent-style-name="Text_20_body">
      <style:paragraph-properties fo:text-align="justify" style:justify-single-word="false"/>
      <style:text-properties officeooo:rsid="004e8f24" officeooo:paragraph-rsid="004e8f24"/>
    </style:style>
    <style:style style:name="P49" style:family="paragraph" style:parent-style-name="Text_20_body">
      <style:text-properties officeooo:rsid="00506413" officeooo:paragraph-rsid="00506413"/>
    </style:style>
    <style:style style:name="P50" style:family="paragraph" style:parent-style-name="Text_20_body">
      <style:text-properties officeooo:rsid="00520166" officeooo:paragraph-rsid="00520166"/>
    </style:style>
    <style:style style:name="P51" style:family="paragraph" style:parent-style-name="Text_20_body">
      <style:text-properties fo:font-size="12pt" fo:font-weight="normal" officeooo:rsid="004d71da" officeooo:paragraph-rsid="004d71da" style:font-size-asian="10.5pt" style:font-weight-asian="normal" style:font-size-complex="12pt" style:font-weight-complex="normal"/>
    </style:style>
    <style:style style:name="P52" style:family="paragraph" style:parent-style-name="Text_20_body">
      <style:text-properties fo:font-size="12pt" fo:font-weight="normal" officeooo:rsid="004e8b07" officeooo:paragraph-rsid="004e8b07" style:font-size-asian="10.5pt" style:font-weight-asian="normal" style:font-size-complex="12pt" style:font-weight-complex="normal"/>
    </style:style>
    <style:style style:name="P53" style:family="paragraph" style:parent-style-name="Text_20_body">
      <style:text-properties officeooo:rsid="0053f1b3" officeooo:paragraph-rsid="0053f1b3"/>
    </style:style>
    <style:style style:name="P54" style:family="paragraph" style:parent-style-name="Text_20_body">
      <style:text-properties officeooo:rsid="0053f1b3" officeooo:paragraph-rsid="0055be9a"/>
    </style:style>
    <style:style style:name="P55" style:family="paragraph" style:parent-style-name="Text_20_body">
      <style:text-properties officeooo:rsid="0055be9a" officeooo:paragraph-rsid="0055be9a"/>
    </style:style>
    <style:style style:name="P56" style:family="paragraph" style:parent-style-name="Text_20_body">
      <style:text-properties officeooo:paragraph-rsid="0055be9a"/>
    </style:style>
    <style:style style:name="P57" style:family="paragraph" style:parent-style-name="Balise">
      <style:text-properties style:use-window-font-color="true"/>
    </style:style>
    <style:style style:name="P58" style:family="paragraph" style:parent-style-name="Code">
      <style:text-properties style:font-name="DejaVu Sans1" fo:font-size="10pt" style:font-size-asian="10pt" style:font-size-complex="10pt"/>
    </style:style>
    <style:style style:name="P59" style:family="paragraph" style:parent-style-name="Standard">
      <style:paragraph-properties fo:break-before="page"/>
    </style:style>
    <style:style style:name="P60" style:family="paragraph" style:parent-style-name="Tableau_20_entête">
      <style:paragraph-properties fo:text-align="center" style:justify-single-word="false"/>
    </style:style>
    <style:style style:name="P61" style:family="paragraph" style:parent-style-name="Tableau_20_entête">
      <style:paragraph-properties fo:text-align="center" style:justify-single-word="false"/>
      <style:text-properties officeooo:paragraph-rsid="004d71da"/>
    </style:style>
    <style:style style:name="P62" style:family="paragraph" style:parent-style-name="Tableau_20_entête">
      <style:paragraph-properties fo:text-align="center" style:justify-single-word="false"/>
      <style:text-properties officeooo:rsid="004d71da" officeooo:paragraph-rsid="004d71da"/>
    </style:style>
    <style:style style:name="P63" style:family="paragraph" style:parent-style-name="Text_20_body">
      <style:paragraph-properties fo:padding="0.049cm" fo:border="0.06pt solid #000000" style:shadow="none"/>
      <style:text-properties fo:font-weight="bold" officeooo:rsid="004e8f24" officeooo:paragraph-rsid="004e8f24" style:font-weight-asian="bold" style:font-weight-complex="bold"/>
    </style:style>
    <style:style style:name="P64" style:family="paragraph" style:parent-style-name="Text_20_body">
      <style:paragraph-properties fo:padding="0.049cm" fo:border="0.06pt solid #000000" style:shadow="none"/>
      <style:text-properties fo:font-weight="bold" officeooo:rsid="004d2596" officeooo:paragraph-rsid="004d2596" style:font-weight-asian="bold" style:font-weight-complex="bold"/>
    </style:style>
    <style:style style:name="P65" style:family="paragraph" style:parent-style-name="Text_20_body" style:master-page-name="">
      <loext:graphic-properties draw:fill="none"/>
      <style:paragraph-properties fo:margin-left="0.101cm" fo:margin-right="0cm" fo:margin-top="0cm" fo:margin-bottom="0.212cm" loext:contextual-spacing="false" fo:text-align="justify" style:justify-single-word="false" fo:text-indent="0cm" style:auto-text-indent="false" style:page-number="auto" fo:background-color="transparent" style:writing-mode="page"/>
      <style:text-properties officeooo:rsid="004e8f24" officeooo:paragraph-rsid="004e8f24"/>
    </style:style>
    <style:style style:name="P6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70" style:family="paragraph" style:parent-style-name="Standard" style:master-page-name="First_20_Page">
      <style:paragraph-properties style:page-number="auto"/>
      <style:text-properties fo:font-size="2pt" officeooo:paragraph-rsid="004d0844" style:font-size-asian="1.75pt" style:font-size-complex="2pt"/>
    </style:style>
    <style:style style:name="P71" style:family="paragraph" style:parent-style-name="Text_20_body" style:list-style-name="L1"/>
    <style:style style:name="P72" style:family="paragraph" style:parent-style-name="Text_20_body" style:list-style-name="L1">
      <style:text-properties officeooo:rsid="004d0844" officeooo:paragraph-rsid="004d0844"/>
    </style:style>
    <style:style style:name="P73" style:family="paragraph" style:parent-style-name="Text_20_body" style:list-style-name="L2"/>
    <style:style style:name="P74" style:family="paragraph" style:parent-style-name="Text_20_body" style:list-style-name="L2">
      <style:text-properties fo:font-weight="bold" officeooo:rsid="004d1921" officeooo:paragraph-rsid="004d1921" style:font-weight-asian="bold" style:font-weight-complex="bold"/>
    </style:style>
    <style:style style:name="P75" style:family="paragraph" style:parent-style-name="Text_20_body">
      <style:paragraph-properties fo:text-align="justify" style:justify-single-word="false"/>
      <style:text-properties fo:font-weight="bold" officeooo:rsid="0055be9a" officeooo:paragraph-rsid="0055be9a" style:font-weight-asian="bold" style:font-weight-complex="bold"/>
    </style:style>
    <style:style style:name="P76" style:family="paragraph" style:parent-style-name="Text_20_body" style:list-style-name="L2">
      <style:text-properties officeooo:rsid="004d1921" officeooo:paragraph-rsid="004d1921"/>
    </style:style>
    <style:style style:name="P77" style:family="paragraph" style:parent-style-name="Text_20_body" style:list-style-name="L3"/>
    <style:style style:name="P78" style:family="paragraph" style:parent-style-name="Text_20_body">
      <style:text-properties fo:font-size="12pt" fo:font-weight="normal" officeooo:rsid="0055be9a" officeooo:paragraph-rsid="0055be9a" style:font-size-asian="10.5pt" style:font-weight-asian="normal" style:font-size-complex="12pt" style:font-weight-complex="normal"/>
    </style:style>
    <style:style style:name="P79" style:family="paragraph" style:parent-style-name="Text_20_body">
      <style:text-properties officeooo:rsid="004e8b07" officeooo:paragraph-rsid="004e8b07"/>
    </style:style>
    <style:style style:name="P80" style:family="paragraph" style:parent-style-name="Text_20_body">
      <style:paragraph-properties fo:padding="0.049cm" fo:border="0.06pt solid #000000" style:shadow="none"/>
      <style:text-properties officeooo:paragraph-rsid="004e8f24"/>
    </style:style>
    <style:style style:name="P81" style:family="paragraph" style:parent-style-name="Heading_20_1">
      <style:text-properties officeooo:rsid="003b1bfb" officeooo:paragraph-rsid="003b1bfb"/>
    </style:style>
    <style:style style:name="P82" style:family="paragraph" style:parent-style-name="Heading_20_1">
      <style:text-properties officeooo:rsid="0040009e" officeooo:paragraph-rsid="0040009e"/>
    </style:style>
    <style:style style:name="P83" style:family="paragraph" style:parent-style-name="Heading_20_1">
      <style:paragraph-properties fo:break-before="page"/>
      <style:text-properties fo:color="#ffffff"/>
    </style:style>
    <style:style style:name="P84" style:family="paragraph" style:parent-style-name="Heading_20_2">
      <style:text-properties officeooo:paragraph-rsid="0043723c"/>
    </style:style>
    <style:style style:name="P85" style:family="paragraph" style:parent-style-name="Heading_20_2">
      <style:text-properties officeooo:rsid="00520166" officeooo:paragraph-rsid="00520166"/>
    </style:style>
    <style:style style:name="P86" style:family="paragraph" style:parent-style-name="Heading_20_2">
      <style:text-properties officeooo:rsid="0055be9a" officeooo:paragraph-rsid="0055be9a"/>
    </style:style>
    <style:style style:name="P87" style:family="paragraph" style:parent-style-name="Heading_20_2">
      <style:paragraph-properties fo:text-align="justify" style:justify-single-word="false"/>
      <style:text-properties fo:font-weight="bold" officeooo:rsid="0055be9a" officeooo:paragraph-rsid="0055be9a" style:font-weight-asian="bold" style:font-weight-complex="bold"/>
    </style:style>
    <style:style style:name="P88" style:family="paragraph" style:parent-style-name="Heading_20_3">
      <style:text-properties officeooo:rsid="004d1921" officeooo:paragraph-rsid="004d1921"/>
    </style:style>
    <style:style style:name="P89" style:family="paragraph" style:parent-style-name="Heading_20_3">
      <style:text-properties officeooo:rsid="004d71da" officeooo:paragraph-rsid="004d71da"/>
    </style:style>
    <style:style style:name="P90" style:family="paragraph" style:parent-style-name="Heading_20_3">
      <style:text-properties officeooo:rsid="004e8b07" officeooo:paragraph-rsid="004e8b07"/>
    </style:style>
    <style:style style:name="P91" style:family="paragraph" style:parent-style-name="Heading_20_3">
      <style:text-properties officeooo:rsid="004e8f24" officeooo:paragraph-rsid="004e8f24"/>
    </style:style>
    <style:style style:name="P92" style:family="paragraph" style:parent-style-name="Heading_20_3">
      <style:text-properties officeooo:paragraph-rsid="00453a37"/>
    </style:style>
    <style:style style:name="P93" style:family="paragraph" style:parent-style-name="Heading_20_4">
      <style:text-properties officeooo:rsid="004d71da" officeooo:paragraph-rsid="004d71da"/>
    </style:style>
    <style:style style:name="P94" style:family="paragraph" style:parent-style-name="Heading_20_4">
      <style:text-properties fo:font-size="12pt" fo:font-weight="bold" officeooo:rsid="004d71da" officeooo:paragraph-rsid="004d71da" style:font-size-asian="10.5pt" style:font-weight-asian="bold" style:font-size-complex="12pt" style:font-weight-complex="bold"/>
    </style:style>
    <style:style style:name="P95" style:family="paragraph" style:parent-style-name="Heading_20_4">
      <style:text-properties fo:font-weight="bold" officeooo:rsid="004d71da" officeooo:paragraph-rsid="004e8b07" style:font-weight-asian="bold" style:font-weight-complex="bold"/>
    </style:style>
    <style:style style:name="T1" style:family="text">
      <style:text-properties fo:color="#363636" style:font-name="Open Sans Condensed Light" fo:font-size="9pt" fo:font-weight="normal" officeooo:rsid="0066cfc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3a729b" style:font-weight-asian="bold" style:font-weight-complex="bold"/>
    </style:style>
    <style:style style:name="T9" style:family="text">
      <style:text-properties fo:font-weight="bold" officeooo:rsid="004d0844" style:font-weight-asian="bold" style:font-weight-complex="bold"/>
    </style:style>
    <style:style style:name="T10" style:family="text">
      <style:text-properties fo:font-weight="bold" officeooo:rsid="004d1921" style:font-weight-asian="bold" style:font-weight-complex="bold"/>
    </style:style>
    <style:style style:name="T11" style:family="text">
      <style:text-properties fo:font-weight="bold" officeooo:rsid="004d2596" style:font-weight-asian="bold" style:font-weight-complex="bold"/>
    </style:style>
    <style:style style:name="T12" style:family="text">
      <style:text-properties fo:font-weight="bold" officeooo:rsid="004d71da" style:font-weight-asian="bold" style:font-weight-complex="bold"/>
    </style:style>
    <style:style style:name="T13" style:family="text">
      <style:text-properties fo:font-weight="bold" officeooo:rsid="004e8f24" style:font-weight-asian="bold" style:font-weight-complex="bold"/>
    </style:style>
    <style:style style:name="T14" style:family="text">
      <style:text-properties fo:font-weight="bold" officeooo:rsid="00577558" style:font-weight-asian="bold" style:font-weight-complex="bold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d71da" fo:background-color="transparent" loext:char-shading-value="0"/>
    </style:style>
    <style:style style:name="T17" style:family="text">
      <style:text-properties officeooo:rsid="00103c23"/>
    </style:style>
    <style:style style:name="T18" style:family="text">
      <style:text-properties officeooo:rsid="002e03b8"/>
    </style:style>
    <style:style style:name="T19" style:family="text">
      <style:text-properties officeooo:rsid="003b8f9a"/>
    </style:style>
    <style:style style:name="T20" style:family="text">
      <style:text-properties officeooo:rsid="004d0844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8b8e8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0be2d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d0844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d71da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50641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55be9a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58b819" style:font-size-asian="10.5pt" style:font-weight-asian="normal" style:font-size-complex="12pt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40be2d" style:font-size-asian="10.5pt" style:font-size-complex="12pt"/>
    </style:style>
    <style:style style:name="T31" style:family="text">
      <style:text-properties fo:font-size="12pt" officeooo:rsid="004d71da" style:font-size-asian="10.5pt" style:font-size-complex="12pt"/>
    </style:style>
    <style:style style:name="T32" style:family="text">
      <style:text-properties fo:font-size="12pt" officeooo:rsid="004e8b07" style:font-size-asian="10.5pt" style:font-size-complex="12pt"/>
    </style:style>
    <style:style style:name="T33" style:family="text">
      <style:text-properties fo:font-size="12pt" officeooo:rsid="0028b8e8" style:font-size-asian="10.5pt" style:font-size-complex="12pt"/>
    </style:style>
    <style:style style:name="T34" style:family="text">
      <style:text-properties fo:font-size="12pt" officeooo:rsid="004d0844" style:font-size-asian="10.5pt" style:font-size-complex="12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4d1921"/>
    </style:style>
    <style:style style:name="T37" style:family="text">
      <style:text-properties officeooo:rsid="004d2596"/>
    </style:style>
    <style:style style:name="T38" style:family="text">
      <style:text-properties officeooo:rsid="004d71da"/>
    </style:style>
    <style:style style:name="T39" style:family="text">
      <style:text-properties officeooo:rsid="004e8b07"/>
    </style:style>
    <style:style style:name="T40" style:family="text">
      <style:text-properties officeooo:rsid="0053f1b3"/>
    </style:style>
    <style:style style:name="T41" style:family="text">
      <style:text-properties officeooo:rsid="0056439e"/>
    </style:style>
    <style:style style:name="T42" style:family="text">
      <style:text-properties officeooo:rsid="00577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OC PIZZA</text:p>
            <text:p text:style-name="P7"/>
            <text:p text:style-name="P8">OCPizzap<text:span text:style-name="T38">p</text:span></text:p>
            <text:p text:style-name="P5"/>
            <text:p text:style-name="P6"><text:title>Dossier d'exploitation</text:title></text:p>
            <text:p text:style-name="P5"/>
            <text:p text:style-name="P5">Version <text:span text:style-name="T20">1.1</text:span></text:p>
          </table:table-cell>
        </table:table-row>
        <table:table-row table:style-name="Tableau12.2">
          <table:table-cell table:style-name="Tableau12.A1" office:value-type="string">
            <text:p text:style-name="P9">Auteur</text:p>
            <text:p text:style-name="P12">FERRANDEAU MATHIEU</text:p>
            <text:p text:style-name="P13">Analyst-programmeur</text:p>
          </table:table-cell>
        </table:table-row>
      </table:table>
      <text:p text:style-name="P11"/>
      <text:p text:style-name="P10"/>
      <text:p text:style-name="P5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6">1 - Versions<text:tab/>3</text:p>
          <text:p text:style-name="P66">2 - Introduction<text:tab/>4</text:p>
          <text:p text:style-name="P67">2.1 - Objet du document<text:tab/>4</text:p>
          <text:p text:style-name="P67">2.2 - Références<text:tab/>4</text:p>
          <text:p text:style-name="P66">3 - Pré-requis<text:tab/>5</text:p>
          <text:p text:style-name="P67">3.1 - Système<text:tab/>5</text:p>
          <text:p text:style-name="P67">3.2 - Bases de données<text:tab/>5</text:p>
          <text:p text:style-name="P67">3.3 - Web-services<text:tab/>5</text:p>
          <text:p text:style-name="P66">4 - Procédure de déploiement<text:tab/>6</text:p>
          <text:p text:style-name="P67">4.1 - Déploiement de l’application web<text:tab/>6</text:p>
          <text:p text:style-name="P68">4.1.1 - Composition de l’application web<text:tab/>6</text:p>
          <text:p text:style-name="P68">4.1.2 - Variables d'environnement<text:tab/>6</text:p>
          <text:p text:style-name="P68">4.1.3 - Configuration<text:tab/>7</text:p>
          <text:p text:style-name="P68">4.1.4 - Déploiement<text:tab/>7</text:p>
          <text:p text:style-name="P69">4.1.4.1 - Création de l’application :<text:tab/>7</text:p>
          <text:p text:style-name="P69">4.1.4.2 - Configuration des variables d’environnement :<text:tab/>7</text:p>
          <text:p text:style-name="P69">4.1.4.3 - Envoyer l’application sur le serveur :<text:tab/>7</text:p>
          <text:p text:style-name="P68">4.1.5 - Vérifications<text:tab/>8</text:p>
          <text:p text:style-name="P67">4.2 - Déploiement de la base de données<text:tab/>8</text:p>
          <text:p text:style-name="P68">4.2.1 - Lancement des migrations<text:tab/>8</text:p>
          <text:p text:style-name="P68">4.2.2 - Création d’un superutilisateur<text:tab/>8</text:p>
          <text:p text:style-name="P68">4.2.3 - Import des données<text:tab/>8</text:p>
          <text:p text:style-name="P68">4.2.4 - Vérifications<text:tab/>9</text:p>
          <text:p text:style-name="P66">5 - Procédure de démarrage / arrêt<text:tab/>10</text:p>
          <text:p text:style-name="P67">5.1 - Démarrage / arrêt sur le site Heroku.com<text:tab/>10</text:p>
          <text:p text:style-name="P67">5.2 - Démarrage / arrêt en ligne de commande<text:tab/>10</text:p>
          <text:p text:style-name="P66">6 - Procédure de mise à jour<text:tab/>11</text:p>
          <text:p text:style-name="P66">7 - Supervision/Monitoring<text:tab/>12</text:p>
          <text:p text:style-name="P66">8 - Procédure de sauvegarde et restauration<text:tab/>13</text:p>
          <text:p text:style-name="P67">8.1 - Sauvegarde de la base de données<text:tab/>13</text:p>
          <text:p text:style-name="P67">8.2 - Restauration de la base de données<text:tab/>13</text:p>
          <text:p text:style-name="P66">9 - Glossaire<text:tab/>14</text:p>
        </text:index-body>
      </text:table-of-content>
      <text:p text:style-name="P57"/>
      <text:p text:style-name="P57"/>
      <text:h text:style-name="P83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0">Auteur</text:p>
          </table:table-cell>
          <table:table-cell table:style-name="Tableau7.A1" office:value-type="string">
            <text:p text:style-name="P60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0">Version</text:p>
          </table:table-cell>
        </table:table-row>
        <table:table-row table:style-name="Tableau7.2">
          <table:table-cell table:style-name="Tableau7.A2" office:value-type="string">
            <text:p text:style-name="P28">MF</text:p>
          </table:table-cell>
          <table:table-cell table:style-name="Tableau7.B2" office:value-type="string">
            <text:p text:style-name="P21"><text:span text:style-name="T20">13</text:span>/<text:span text:style-name="T20">11</text:span>/<text:span text:style-name="T20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8">1.0</text:p>
          </table:table-cell>
        </table:table-row>
        <table:table-row table:style-name="Tableau7.2">
          <table:table-cell table:style-name="Tableau7.A5" office:value-type="string">
            <text:p text:style-name="P28">MF</text:p>
          </table:table-cell>
          <table:table-cell table:style-name="Tableau7.B5" office:value-type="string">
            <text:p text:style-name="P28">13/11/2019</text:p>
          </table:table-cell>
          <table:table-cell table:style-name="Tableau7.C5" office:value-type="string">
            <text:p text:style-name="P29">Mise à jour du document</text:p>
          </table:table-cell>
          <table:table-cell table:style-name="Tableau7.D5" office:value-type="string">
            <text:p text:style-name="P28">1.1</text:p>
          </table:table-cell>
        </table:table-row>
        <table:table-row table:style-name="Tableau7.2">
          <table:table-cell table:style-name="Tableau7.A5" office:value-type="string">
            <text:p text:style-name="P21"/>
          </table:table-cell>
          <table:table-cell table:style-name="Tableau7.B5" office:value-type="string">
            <text:p text:style-name="P21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1"/>
          </table:table-cell>
        </table:table-row>
        <table:table-row table:style-name="Tableau7.2">
          <table:table-cell table:style-name="Tableau7.A5" office:value-type="string">
            <text:p text:style-name="P21"/>
          </table:table-cell>
          <table:table-cell table:style-name="Tableau7.B5" office:value-type="string">
            <text:p text:style-name="P21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1"/>
          </table:table-cell>
        </table:table-row>
      </table:table>
      <text:p text:style-name="P58"/>
      <text:p text:style-name="P34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8">dossier d’exploitation </text:span>de l'application <text:span text:style-name="T20">OCPizzapp.</text:span></text:p>
      <text:p text:style-name="P38">L’objectif du document est de fournir à l’équipe technique de la société OC PIZZA les informations essentielles pour une bonne utilisation de l’application, ainsi que les instructions à suivre pour le déploiement et la maintenance de celle-ci.</text:p>
      <text:h text:style-name="Heading_20_2" text:outline-level="2">Références</text:h>
      <text:p text:style-name="Text_20_body">Pour de plus amples informations, se référer :</text:p>
      <text:list xml:id="list1477138545" text:style-name="L1">
        <text:list-item>
          <text:p text:style-name="P71"><text:span text:style-name="T6">D</text:span><text:span text:style-name="T7">C</text:span><text:span text:style-name="T6">T – </text:span><text:span text:style-name="T9">1.1</text:span> : Dossier de <text:span text:style-name="T17">conception</text:span> technique de l'application</text:p>
        </text:list-item>
        <text:list-item>
          <text:p text:style-name="P72"><text:span text:style-name="T6">DCF – 1.1</text:span> : Dossier de conception fonctionnelle de l’application</text:p>
        </text:list-item>
      </text:list>
      <text:h text:style-name="P81" text:outline-level="1">Pré-requis</text:h>
      <text:h text:style-name="Heading_20_2" text:outline-level="2">Système</text:h>
      <text:p text:style-name="P38">L’application web OCPizzap<text:span text:style-name="T38">p</text:span> est hébergé sur la plateforme <text:span text:style-name="T22">« </text:span><text:span text:style-name="T21">Heroku </text:span><text:span text:style-name="T23">».</text:span></text:p>
      <text:p text:style-name="P38"><text:span text:style-name="T23">L’</text:span><text:span text:style-name="T21">application est liée au nom de domaine : </text:span><text:span text:style-name="T22">« </text:span><text:span text:style-name="T21">ocpizzap</text:span><text:span text:style-name="T25">p</text:span><text:span text:style-name="T21">.fr </text:span><text:span text:style-name="T23">».</text:span></text:p>
      <text:h text:style-name="Heading_20_2" text:outline-level="2">Bases de données</text:h>
      <text:p text:style-name="P38">La SGBD utilisé par l’application est MySQL version : 8.0.</text:p>
      <text:p text:style-name="P38">La base de données est hébergée sur les serveurs Heroku.</text:p>
      <text:h text:style-name="Heading_20_2" text:outline-level="2">Web-services</text:h>
      <text:p text:style-name="P38">Le fonctionnement de l’application nécessite que les web-services suivants soit opérationnels:</text:p>
      <text:p text:style-name="P38"/>
      <text:p text:style-name="P38"><text:tab/>- Google Maps API : L’utilisation de cette API nécessite une clé d’identification. La clé est la <text:tab/>suivante: <text:span text:style-name="T6">'B&gt;WF2FzyF&gt;opguZQ7DqoJ(Uz'</text:span><text:span text:style-name="T35">.</text:span></text:p>
      <text:p text:style-name="P44"><text:tab/>Le service est payant en fonction du nombre de requêtes à cette API, il est nécessaire de <text:tab/>veiller à ce que les réglements soient bien effectués pour eviter tout dysfonctionnement <text:tab/>de l’application.</text:p>
      <text:p text:style-name="P44"/>
      <text:p text:style-name="P44"><text:tab/>- Stripe : Pour cette API une commission est prise automatiquement sur chaque <text:tab/>paiement effectués en ligne.</text:p>
      <text:p text:style-name="P44"/>
      <text:p text:style-name="P44"><text:tab/>- Mobimel : En fonction du nombre de sms émis par mois, le sms est facturé <text:span text:style-name="T41">à </text:span>un certain <text:tab/>montant (formule à choisir directement sur le site).</text:p>
      <text:p text:style-name="P44"/>
      <text:p text:style-name="P35"/>
      <text:h text:style-name="P81" text:outline-level="1">Procédure de déploiement</text:h>
      <text:h text:style-name="Heading_20_2" text:outline-level="2">Déploiement de <text:span text:style-name="T36">l’application web</text:span></text:h>
      <text:h text:style-name="P88" text:outline-level="3">Composition de l’application web</text:h>
      <text:p text:style-name="P39">L’application OCPizzap<text:span text:style-name="T37">p</text:span> est construite sous la forme d’une archive ZIP contenant les répertoires suivants:</text:p>
      <text:list xml:id="list1390840373" text:style-name="L2">
        <text:list-item>
          <text:p text:style-name="P73"><text:span text:style-name="T10">OCPizzap</text:span><text:span text:style-name="T11">p</text:span> : <text:span text:style-name="T36">contient les fichiers de configuration de l’application et de Django</text:span></text:p>
        </text:list-item>
        <text:list-item>
          <text:p text:style-name="P73"><text:span text:style-name="T10">Procfile</text:span> : <text:span text:style-name="T36">contient les instructions pour démarrer l’application</text:span></text:p>
        </text:list-item>
        <text:list-item>
          <text:p text:style-name="P74">Authentification <text:span text:style-name="T35">: contient les fichiers liés au package </text:span><text:span text:style-name="T22">« </text:span><text:span text:style-name="T21">Authentification</text:span><text:span text:style-name="T24"> </text:span><text:span text:style-name="T23">»</text:span></text:p>
        </text:list-item>
        <text:list-item>
          <text:p text:style-name="P74"><text:span text:style-name="T30">V</text:span><text:span text:style-name="T29">entes </text:span><text:span text:style-name="T21">: contient les fichiers liés au package </text:span><text:span text:style-name="T22">« </text:span><text:span text:style-name="T21">Vente</text:span><text:span text:style-name="T24"> </text:span><text:span text:style-name="T23">»</text:span></text:p>
        </text:list-item>
        <text:list-item>
          <text:p text:style-name="P74"><text:span text:style-name="T30">P</text:span><text:span text:style-name="T29">roduction</text:span><text:span text:style-name="T21"> : contient les fichier liés au package </text:span><text:span text:style-name="T22">« </text:span><text:span text:style-name="T21">Production</text:span><text:span text:style-name="T24"> </text:span><text:span text:style-name="T23">»</text:span></text:p>
        </text:list-item>
        <text:list-item>
          <text:p text:style-name="P74"><text:span text:style-name="T30">T</text:span><text:span text:style-name="T29">emplates</text:span><text:span text:style-name="T21"> : contient les fichiers HTML de l’application</text:span></text:p>
        </text:list-item>
        <text:list-item>
          <text:p text:style-name="P74"><text:span text:style-name="T30">S</text:span><text:span text:style-name="T29">tatic</text:span><text:span text:style-name="T21"> : Contient les fichiers .CSS et .JS de l’application</text:span></text:p>
        </text:list-item>
        <text:list-item>
          <text:p text:style-name="P73"><text:span text:style-name="T10">requirements.txt</text:span> : <text:span text:style-name="T36">contient les librairies nécessaires pour que l’application fonctionne</text:span></text:p>
        </text:list-item>
        <text:list-item>
          <text:p text:style-name="P76"><text:span text:style-name="T6">Docs</text:span> : contient la documentation de l’application</text:p>
        </text:list-item>
        <text:list-item>
          <text:p text:style-name="P76"><text:span text:style-name="T6">README.md</text:span> : fichier expliquant comment lancer et le fonctionnement de l’application</text:p>
        </text:list-item>
      </text:list>
      <text:p text:style-name="Text_20_body"/>
      <text:p text:style-name="P40">Le fichier <text:span text:style-name="T6">Procfile </text:span><text:span text:style-name="T35">contient les instructions exécutées par Heroku pour démarrer l’application.</text:span></text:p>
      <text:p text:style-name="P45">Le contenu de ce fichier, pour que l’application fonctionne, doit au moins contenir :</text:p>
      <text:p text:style-name="P64">web: gunicorn ocpizzapp.run :app</text:p>
      <text:h text:style-name="Heading_20_3" text:outline-level="3">Variables d'environnement</text:h>
      <text:p text:style-name="P41">L’application nécessite la configuration des varaibles d’environnement suivantes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0">Nom</text:p>
          </table:table-cell>
          <table:table-cell table:style-name="Tableau2.A1" office:value-type="string">
            <text:p text:style-name="P62">Valeur</text:p>
          </table:table-cell>
          <table:table-cell table:style-name="Tableau2.A1" office:value-type="string">
            <text:p text:style-name="P61">Obligatoire</text:p>
          </table:table-cell>
          <table:table-cell table:style-name="Tableau2.D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30">ENV</text:p>
          </table:table-cell>
          <table:table-cell table:style-name="Tableau2.B2" office:value-type="string">
            <text:p text:style-name="P22">PRODUCTION</text:p>
          </table:table-cell>
          <table:table-cell table:style-name="Tableau2.C2" office:value-type="string">
            <text:p text:style-name="P32">Oui</text:p>
          </table:table-cell>
          <table:table-cell table:style-name="Tableau2.D2" office:value-type="string">
            <text:p text:style-name="P31">Indique à l’application qu’il faut utiliser la configuration de production et non celle de d<text:span text:style-name="T42">é</text:span>veloppement</text:p>
          </table:table-cell>
        </table:table-row>
        <table:table-row>
          <table:table-cell table:style-name="Tableau2.A3" office:value-type="string">
            <text:p text:style-name="P30">SECRET_KEY</text:p>
          </table:table-cell>
          <table:table-cell table:style-name="Tableau2.B3" office:value-type="string">
            <text:p text:style-name="P24">'B&gt;<text:span text:style-name="T38">4R2D</text:span>zyF&gt;opgwJQ7DqoJ(Uz'</text:p>
          </table:table-cell>
          <table:table-cell table:style-name="Tableau2.C3" office:value-type="string">
            <text:p text:style-name="P30">Oui</text:p>
          </table:table-cell>
          <table:table-cell table:style-name="Tableau2.D3" office:value-type="string">
            <text:p text:style-name="P31">Nécessaire au démarrage de Django.</text:p>
            <text:p text:style-name="P31">Cette clé est la clé de production et ne doit figurer nulle part ailleurs que sur le <text:soft-page-break/>serveur de production.</text:p>
          </table:table-cell>
        </table:table-row>
      </table:table>
      <text:p text:style-name="P42"/>
      <text:h text:style-name="Heading_20_3" text:outline-level="3">Configuration</text:h>
      <text:p text:style-name="Text_20_body">Voici les différents fichiers de configuration :</text:p>
      <text:list xml:id="list224823449" text:style-name="L3">
        <text:list-item>
          <text:p text:style-name="P77"><text:span text:style-name="T12">Procfile</text:span> : fichier <text:span text:style-name="T38">contenant les commandes utilisées par Heroku pour le déploiement de l’application</text:span></text:p>
        </text:list-item>
        <text:list-item>
          <text:p text:style-name="P77"><text:span text:style-name="T12">requirements</text:span><text:span text:style-name="T6">.</text:span><text:span text:style-name="T8">t</text:span><text:span text:style-name="T12">x</text:span><text:span text:style-name="T8">t</text:span> : <text:span text:style-name="T38">fichier contenant la liste des librairies à installer sur le serveur Heroku pour que l’application fonctionne correctement.</text:span></text:p>
        </text:list-item>
        <text:list-item>
          <text:p text:style-name="P77"><text:span text:style-name="T12">OCPizzapp/Ocpizzapp/settings.py</text:span><text:span text:style-name="T38"> </text:span>: <text:span text:style-name="T15">fichier de configuration de l’</text:span><text:span text:style-name="T16">application Django</text:span></text:p>
        </text:list-item>
      </text:list>
      <text:h text:style-name="P89" text:outline-level="3">Déploiement</text:h>
      <text:p text:style-name="P41">Heroku propose différentes méthodes pour déployer une application. Nous conseillons cependant d’<text:span text:style-name="T42">e</text:span>ffectuer un déploiement en ligne de commande en utilisant <text:span text:style-name="T22">« </text:span><text:span text:style-name="T21">Heroku CLI</text:span><text:span text:style-name="T24"> </text:span><text:span text:style-name="T23">».</text:span></text:p>
      <text:p text:style-name="P41"><text:span text:style-name="T23">L</text:span><text:span text:style-name="T21">es étapes présentées ci-dessous nécessite que </text:span><text:span text:style-name="T22">« </text:span><text:span text:style-name="T21">Heroku CLI</text:span><text:span text:style-name="T24"> </text:span><text:span text:style-name="T23">» </text:span><text:span text:style-name="T21">soit installé, que le projet soit suivi avec </text:span><text:span text:style-name="T22">« </text:span><text:span text:style-name="T21">Git</text:span><text:span text:style-name="T24"> </text:span><text:span text:style-name="T23">» </text:span><text:span text:style-name="T21">et il faut être sur la branche </text:span><text:span text:style-name="T22">« </text:span><text:span text:style-name="T21">master</text:span><text:span text:style-name="T24"> </text:span><text:span text:style-name="T23">» </text:span><text:span text:style-name="T21">du projet.</text:span></text:p>
      <text:h text:style-name="P93" text:outline-level="4">Création de l’application :</text:h>
      <text:p text:style-name="P41">Une fois <text:span text:style-name="T22">« </text:span><text:span text:style-name="T21">Heroku CLI</text:span><text:span text:style-name="T24"> </text:span><text:span text:style-name="T23">» </text:span><text:span text:style-name="T21">installé, il faut se rendre à la racine du projet de l’application et entrer la commande suivante : 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3">$ heroku create ocpizzapp</text:p>
          </table:table-cell>
        </table:table-row>
      </table:table>
      <text:p text:style-name="P51"/>
      <text:h text:style-name="P94" text:outline-level="4">Configuration des variables d’environnement :</text:h>
      <text:p text:style-name="P51">Les variables d’environnement se définissent via la ligne de commande de la façon suivante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5">$ heroku config:set ENV=’PRODUCTION’</text:p>
            <text:p text:style-name="P25"/>
            <text:p text:style-name="P25">$ heroku config:set SECRET_KEY=’XXXXXXXX’</text:p>
          </table:table-cell>
        </table:table-row>
      </table:table>
      <text:p text:style-name="P52">Pour vérifier que les variables ont bien été configurées, utilisez la commande suivante: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5">$ heroku config</text:p>
          </table:table-cell>
        </table:table-row>
      </table:table>
      <text:p text:style-name="P52"/>
      <text:h text:style-name="P95" text:outline-level="4"><text:soft-page-break/><text:span text:style-name="T32">Envoyer l’application sur le serveur</text:span><text:span text:style-name="T29"> :</text:span></text:h>
      <text:p text:style-name="P43"><text:span text:style-name="T31">U</text:span><text:span text:style-name="T29">ne fois les étapes précédentes réalisées, il suffit d’effectuer un </text:span><text:span text:style-name="T33">« </text:span><text:span text:style-name="T29">Push</text:span><text:span text:style-name="T34"> </text:span><text:span text:style-name="T30">» </text:span><text:span text:style-name="T29">sur le serveur: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5">$ git push heroku master</text:p>
          </table:table-cell>
        </table:table-row>
      </table:table>
      <text:h text:style-name="P90" text:outline-level="3">Vérifications </text:h>
      <text:p text:style-name="P46">Une fois le déploiement terminé, les lignes suivantes doivent apparaitre dans le terminal : 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5">remote : <text:a xlink:type="simple" xlink:href="https://ocpizzapp.fr/" text:style-name="Internet_20_link" text:visited-style-name="Visited_20_Internet_20_Link">https://ocpizzapp.fr/</text:a> deployed <text:span text:style-name="T42">to</text:span> Heroku</text:p>
            <text:p text:style-name="P25">remote : Verifying deploy… done.</text:p>
          </table:table-cell>
        </table:table-row>
      </table:table>
      <text:p text:style-name="P46">Pour s’assurer du bon déploiement de l’application, rendez-vous à l’adresse <text:a xlink:type="simple" xlink:href="http://www.ocpizzapp.fr/" text:style-name="Internet_20_link" text:visited-style-name="Visited_20_Internet_20_Link">www.ocpizzapp.fr</text:a> afin de vérifier que celle-ci soit bien en ligne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84" text:outline-level="2"><text:soft-page-break/>Déploiement de l<text:span text:style-name="T39">a base de données</text:span></text:h>
      <text:p text:style-name="P46">Le déploiement de la base de données sur la plateforme Heroku nécessite que l’application ait été déployée comme présenté précédemment.</text:p>
      <text:p text:style-name="P46">De la même manière que pour le déploiement de l’application, celui de la base de données est présenté ici en utilisant la ligne de commande et <text:span text:style-name="T22">« </text:span><text:span text:style-name="T25">Heroku CLI</text:span><text:span text:style-name="T24"> </text:span><text:span text:style-name="T23">».</text:span></text:p>
      <text:h text:style-name="P90" text:outline-level="3">Lancement des migrations</text:h>
      <text:p text:style-name="P46">Avant d’importer les données en elle-même, il est nécessaire de créer et configurer les tables de la base de données via la commande suivante :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5">$ heroku run python manage.py migrate</text:p>
          </table:table-cell>
        </table:table-row>
      </table:table>
      <text:h text:style-name="P90" text:outline-level="3">Création d’un superutilisateur</text:h>
      <text:p text:style-name="P46">Une fois la base de données cré<text:span text:style-name="T42">é</text:span>e, il faut ajouter un super utilisateur via la commande : </text:p>
      <text:p text:style-name="P63">$ heroku run python manage.py createsuperuser</text:p>
      <text:h text:style-name="P91" text:outline-level="3">Import des données</text:h>
      <text:p text:style-name="P48">Il est possible d’importer les données de la version de développement de l’application sur le serveur de production. Pour cela, il faut cr<text:span text:style-name="T42">ée</text:span>r un dump de la base de données de développement, puis l’importer sur le serveur Heroku.</text:p>
      <text:p text:style-name="P47">Création d’un dump de la base de données:</text:p>
      <text:p text:style-name="P63">$ ./manage.py dumpdata ocpizzapp &gt; ocpizzapp/dumps/ocpizzap<text:span text:style-name="T42">p</text:span>.json</text:p>
      <text:p text:style-name="P65">Import des données dans la base : <text:tab/></text:p>
      <text:p text:style-name="P80"><text:span text:style-name="T13">$ heroku run python manage.py loaddata ocpizzapp/dumps/ocpizzap</text:span><text:span text:style-name="T14">p</text:span><text:span text:style-name="T13">.json</text:span></text:p>
      <text:h text:style-name="P92" text:outline-level="3">Vérifications</text:h>
      <text:p text:style-name="P47">La vérification de l’état de la base de données peut se faire directement via le site d’Heroku dans la rubrique <text:span text:style-name="T22">« </text:span><text:span text:style-name="T21">Ressources</text:span><text:span text:style-name="T24"> </text:span><text:span text:style-name="T23">» </text:span><text:span text:style-name="T21">du projet.</text:span></text:p>
      <text:p text:style-name="P47"><text:span text:style-name="T21">Il faut ensuite se rendre dans la partie </text:span><text:span text:style-name="T22">« </text:span><text:span text:style-name="T21">Add-ons</text:span><text:span text:style-name="T24"> </text:span><text:span text:style-name="T23">» </text:span><text:span text:style-name="T21">puis cliquer sur </text:span><text:span text:style-name="T22">« </text:span><text:span text:style-name="T25">Heroku </text:span><text:span text:style-name="T26">MySQL </text:span><text:span text:style-name="T24"><text:s/></text:span><text:span text:style-name="T23">».</text:span></text:p>
      <text:p text:style-name="P49"><text:span text:style-name="T23">O</text:span><text:span text:style-name="T21">n retrouve dans cet espace les informations sur la base de données telles que : son état (activte ou non), le nombre de ligne</text:span><text:span text:style-name="T28">s et de tables</text:span><text:span text:style-name="T21"> ou encore l’espace utilisé.</text:span></text:p>
      <text:p text:style-name="P37"/>
      <text:h text:style-name="P82" text:outline-level="1">Procédure de démarrage / arrêt</text:h>
      <text:p text:style-name="P50">La gestion de l’application peut se faire de deux manières, soit depuis le site Heroku soit en ligne de commande.</text:p>
      <text:h text:style-name="P85" text:outline-level="2">Démarrage / arrêt sur le site Heroku.com</text:h>
      <text:p text:style-name="P50">Une fois déployée sur Heroku, l’application est par défaut en ligne.</text:p>
      <text:p text:style-name="P50">Afin de la désactiver il faut se rendre dans la rubrique <text:span text:style-name="T22">« </text:span><text:span text:style-name="T21">Settings</text:span><text:span text:style-name="T24"> </text:span><text:span text:style-name="T23">», </text:span><text:span text:style-name="T21">puis passer le statut </text:span></text:p>
      <text:p text:style-name="P50"><text:span text:style-name="T22">« </text:span><text:span text:style-name="T21">Maintenance Mode</text:span><text:span text:style-name="T25"> CLI</text:span><text:span text:style-name="T24"> </text:span><text:span text:style-name="T23">» </text:span><text:span text:style-name="T21">à </text:span><text:span text:style-name="T22">« </text:span><text:span text:style-name="T21">ON</text:span><text:span text:style-name="T24"> </text:span><text:span text:style-name="T23">».</text:span></text:p>
      <text:p text:style-name="P50"><text:span text:style-name="T23">I</text:span><text:span text:style-name="T21">l suffira de faire la démarche inverse pour rétablir l’application.</text:span></text:p>
      <text:h text:style-name="P85" text:outline-level="2">Démarrage / arrêt en ligne de commande</text:h>
      <text:p text:style-name="P50">Afin de démarrer ou arreter l’application <text:span text:style-name="T40">en ligne de commande, il faut utiliser les commandes suivantes :</text:span></text:p>
      <text:p text:style-name="P53">Mise en marche de l’application :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6">$ heroku run</text:p>
          </table:table-cell>
        </table:table-row>
      </table:table>
      <text:p text:style-name="P53"/>
      <text:p text:style-name="P53">Arrêt de l’application : 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6">$ heroku ps:scale web=0</text:p>
          </table:table-cell>
        </table:table-row>
      </table:table>
      <text:p text:style-name="P53"/>
      <text:h text:style-name="Heading_20_1" text:outline-level="1">Procédure de mise à jour</text:h>
      <text:p text:style-name="P53">La mise à jour de l’application nécessite de passer celle-ci en maintenance.</text:p>
      <text:p text:style-name="P53">La mise en mode maintenance peut s’effecteur directement via le tableau de bord Heroku (vu dans la section précédente), soit en ligne de commande via la commande suivante :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6">$ heroku maintenance:on</text:p>
          </table:table-cell>
        </table:table-row>
      </table:table>
      <text:p text:style-name="P53"/>
      <text:p text:style-name="P53">Lorsque le mode maintenance est activé, un message s’affiche lors de la connexion à l’application et les utilisateurs n’ont plus accès à celle-ci.</text:p>
      <text:p text:style-name="P53">Une fois la mise à jour effectuée, l’application peut être réactivée avec la commande suivante : 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6">$ heroku maintenance:off</text:p>
          </table:table-cell>
        </table:table-row>
      </table:table>
      <text:p text:style-name="P53"/>
      <text:h text:style-name="Heading_20_1" text:outline-level="1"><text:span text:style-name="T19">Supervision</text:span>/Monitoring</text:h>
      <text:p text:style-name="P54">La plateforme Heroku fournit des outils de monitoring dans la rubrique <text:span text:style-name="T22">« </text:span><text:span text:style-name="T27">Metrics</text:span><text:span text:style-name="T24"> </text:span><text:span text:style-name="T23">» </text:span><text:span text:style-name="T27">de l’application.</text:span></text:p>
      <text:p text:style-name="P56"><text:span text:style-name="T27">Plus d’informations sont disponibles dans la documentation Heroku dispponible à l’adresse suivante : </text:span><text:a xlink:type="simple" xlink:href="https://devcenter.heroku.com/categories/monitoring-metrics" text:style-name="Internet_20_link" text:visited-style-name="Visited_20_Internet_20_Link"><text:span text:style-name="T21">https://devcenter.heroku.com/categories/monitoring-metrics</text:span></text:a></text:p>
      <text:p text:style-name="P78">Nos recommandations de suivi à metttre en place a minima sont les suivantes :</text:p>
      <text:p text:style-name="P78"><text:tab/>- Rapprochement de la limite de stockage de la base de données.</text:p>
      <text:p text:style-name="P78"><text:tab/>- Utilisation/Saturation de la mémoire vive</text:p>
      <text:p text:style-name="P78"><text:tab/>- Utilisation/Saturation du processeur</text:p>
      <text:p text:style-name="P36"/>
      <text:h text:style-name="Heading_20_1" text:outline-level="1">Procédure de sauvegarde <text:span text:style-name="T19">et restauration</text:span></text:h>
      <text:p text:style-name="P55">Le processus de sauvegarde et de restauration de l’application passe essentiellement par la sauvegarde des données de celle-ci. Heroku propose cette fonctionnalité.</text:p>
      <text:h text:style-name="P86" text:outline-level="2">Sauvegarde de la base de données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7">$ heroku pg:backups:capture –app ocpizzapp</text:p>
          </table:table-cell>
        </table:table-row>
      </table:table>
      <text:p text:style-name="P27"/>
      <text:h text:style-name="P87" text:outline-level="2">Restauration de la base de données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27">$ heroku pg:backups:restore &lt;nom_sauvegarde&gt; DATABASE_url –app ocpizzapp</text:p>
          </table:table-cell>
        </table:table-row>
      </table:table>
      <text:p text:style-name="P75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DJANGO</text:p>
          </table:table-cell>
          <table:table-cell table:style-name="Tableau1.B1" office:value-type="string">
            <text:p text:style-name="P33">Framework permettant la réalisation d’application web Python</text:p>
          </table:table-cell>
        </table:table-row>
        <table:table-row>
          <table:table-cell table:style-name="Tableau1.A2" office:value-type="string">
            <text:p text:style-name="P27">SGBD</text:p>
          </table:table-cell>
          <table:table-cell table:style-name="Tableau1.B2" office:value-type="string">
            <text:p text:style-name="P33">Système de gestion de base de donnée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0" style:family="table">
      <style:table-properties style:width="17.403cm" style:rel-width="100%" table:align="right" style:writing-mode="page"/>
    </style:style>
    <style:style style:name="Tableau20.A" style:family="table-column">
      <style:table-column-properties style:column-width="3.595cm" style:rel-column-width="1991*"/>
    </style:style>
    <style:style style:name="Tableau20.B" style:family="table-column">
      <style:table-column-properties style:column-width="13.808cm" style:rel-column-width="7647*"/>
    </style:style>
    <style:style style:name="Tableau20.1" style:family="table-row">
      <style:table-row-properties style:min-row-height="0.198cm"/>
    </style:style>
    <style:style style:name="Tableau20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20.2" style:family="table-row">
      <style:table-row-properties style:min-row-height="0.321cm"/>
    </style:style>
    <style:style style:name="Tableau3" style:family="table" style:master-page-name="First_20_Page">
      <style:table-properties style:width="17cm" style:rel-width="100%" style:page-number="auto" table:align="right" style:writing-mode="page"/>
    </style:style>
    <style:style style:name="Tableau3.A" style:family="table-column">
      <style:table-column-properties style:column-width="3.512cm" style:rel-column-width="1991*"/>
    </style:style>
    <style:style style:name="Tableau3.B" style:family="table-column">
      <style:table-column-properties style:column-width="13.488cm" style:rel-column-width="7647*"/>
    </style:style>
    <style:style style:name="Tableau3.1" style:family="table-row">
      <style:table-row-properties style:min-row-height="0.198cm"/>
    </style:style>
    <style:style style:name="Tableau3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3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officeooo:paragraph-rsid="004d0844" style:font-size-asian="5.25pt" style:font-size-complex="6pt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66cfcf" officeooo:paragraph-rsid="004d0844" style:font-size-asian="10pt" style:font-style-asian="normal" style:font-size-complex="10pt" style:font-style-complex="normal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4d0844" style:font-size-asian="8pt" style:font-style-asian="normal" style:font-size-complex="8pt" style:font-style-complex="normal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66cfcf" officeooo:paragraph-rsid="004d0844" style:font-size-asian="9pt" style:font-style-asian="normal" style:font-size-complex="9pt" style:font-style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4d0844" style:font-size-asian="9pt" style:font-style-asian="normal" style:font-weight-asian="normal" style:font-size-complex="9pt" style:font-style-complex="normal" style:font-weight-complex="normal"/>
    </style:style>
    <style:style style:name="MP6" style:family="paragraph" style:parent-style-name="Standard">
      <style:text-properties officeooo:paragraph-rsid="004d0844"/>
    </style:style>
    <style:style style:name="MP7" style:family="paragraph" style:parent-style-name="Standard" style:master-page-name="First_20_Page">
      <style:paragraph-properties style:page-number="auto"/>
      <style:text-properties fo:font-size="2pt" officeooo:paragraph-rsid="004d0844" style:font-size-asian="1.75pt" style:font-size-complex="2pt"/>
    </style:style>
    <style:style style:name="MP8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1" style:family="paragraph" style:parent-style-name="Table_20_Contents">
      <style:text-properties style:font-name="DejaVu Sans2" fo:font-size="10pt" style:font-size-asian="10pt" style:font-size-complex="10pt"/>
    </style:style>
    <style:style style:name="MP12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66cfc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383cm" svg:y="-1.827cm" svg:width="2.792cm" svg:height="2.595cm" draw:z-index="14"><draw:image xlink:href="Pictures/1000000000000103000000C34B5D4D7C6D4682CE.png" xlink:type="simple" xlink:show="embed" xlink:actuate="onLoad" loext:mime-type="image/png"/></draw:frame><draw:frame draw:style-name="Mfr1" draw:name="Image2" text:anchor-type="paragraph" svg:x="0.342cm" svg:y="-1.831cm" svg:width="2.478cm" svg:height="2.478cm" draw:z-index="27"><draw:image xlink:href="Pictures/10000000000000E1000000E1132B34AB43C137AF.jpg" xlink:type="simple" xlink:show="embed" xlink:actuate="onLoad" loext:mime-type="image/jpeg"/></draw:frame></text:p>
      </style:header>
      <style:footer>
        <text:p text:style-name="MP1"/>
        <table:table table:name="Tableau20" table:style-name="Tableau20">
          <table:table-column table:style-name="Tableau20.A"/>
          <table:table-column table:style-name="Tableau20.B"/>
          <table:table-row table:style-name="Tableau20.1">
            <table:table-cell table:style-name="Tableau20.A1" office:value-type="string">
              <text:p text:style-name="MP2">Oc expertise</text:p>
            </table:table-cell>
            <table:table-cell table:style-name="Tableau20.A1" office:value-type="string">
              <text:p text:style-name="MP3"><text:span text:style-name="MT1">18 rue du chateau 75001 Paris</text:span><text:span text:style-name="MT2"> – </text:span><text:span text:style-name="MT1">01.00.00.00.00</text:span><text:span text:style-name="MT2"> – </text:span><text:span text:style-name="MT1">contact@ocexpertise.com</text:span></text:p>
            </table:table-cell>
          </table:table-row>
          <table:table-row table:style-name="Tableau20.2">
            <table:table-cell table:style-name="Tableau20.A1" office:value-type="string">
              <text:p text:style-name="MP4">Ocexpertise.com</text:p>
            </table:table-cell>
            <table:table-cell table:style-name="Tableau20.A1" office:value-type="string">
              <text:p text:style-name="MP5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7" text:anchor-type="paragraph" svg:x="13.383cm" svg:y="-1.827cm" svg:width="2.792cm" svg:height="2.595cm" draw:z-index="0"><draw:image xlink:href="Pictures/1000000000000103000000C34B5D4D7C6D4682CE.png" xlink:type="simple" xlink:show="embed" xlink:actuate="onLoad" loext:mime-type="image/png"/></draw:frame><draw:frame draw:style-name="Mfr1" draw:name="Image8" text:anchor-type="paragraph" svg:x="0.342cm" svg:y="-1.831cm" svg:width="2.478cm" svg:height="2.478cm" draw:z-index="1"><draw:image xlink:href="Pictures/10000000000000E1000000E1132B34AB43C137AF.jpg" xlink:type="simple" xlink:show="embed" xlink:actuate="onLoad" loext:mime-type="image/jpeg"/></draw:frame></text:p>
      </style:header>
      <style:footer>
        <text:p text:style-name="MP7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MP2">Oc expertise</text:p>
            </table:table-cell>
            <table:table-cell table:style-name="Tableau3.A1" office:value-type="string">
              <text:p text:style-name="MP3"><text:span text:style-name="MT1">18 rue du chateau 75001 Paris</text:span><text:span text:style-name="MT2"> – </text:span><text:span text:style-name="MT1">01.00.00.00.00</text:span><text:span text:style-name="MT2"> – </text:span><text:span text:style-name="MT1">contact@ocexpertise.com</text:span></text:p>
            </table:table-cell>
          </table:table-row>
          <table:table-row table:style-name="Tableau3.2">
            <table:table-cell table:style-name="Tableau3.A1" office:value-type="string">
              <text:p text:style-name="MP4">Ocexpertise.com</text:p>
            </table:table-cell>
            <table:table-cell table:style-name="Tableau3.A1" office:value-type="string">
              <text:p text:style-name="MP5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6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8"><text:span text:style-name="MT4">open</text:span><text:span text:style-name="MT5">run</text:span></text:p>
            </table:table-cell>
            <table:table-cell table:style-name="Tableau9.B1" office:value-type="string">
              <text:p text:style-name="MP9">ORANGE</text:p>
              <text:p text:style-name="MP10">Proposition commerciale BDPV</text:p>
            </table:table-cell>
            <table:table-cell table:style-name="Tableau9.A1" office:value-type="string">
              <text:p text:style-name="MP11">Ref : PR2011-0016</text:p>
              <text:p text:style-name="MP11">Date : 14/03/2012</text:p>
              <text:p text:style-name="MP11">Page : <text:page-number text:select-page="current">0</text:page-number><text:s/>/ <text:page-count>14</text:page-count><text:s/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7.3$Linux_X86_64 LibreOffice_project/00m0$Build-3</meta:generator>
    <dc:title>Dossier d'exploitation</dc:title>
    <meta:document-statistic meta:table-count="19" meta:image-count="4" meta:object-count="0" meta:page-count="14" meta:paragraph-count="202" meta:word-count="1696" meta:character-count="10443" meta:non-whitespace-character-count="8963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